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0000" fo:language="en" fo:country="US"/>
    </style:style>
    <style:style style:name="T3" style:parent-style-name="Policepardéfaut" style:family="text">
      <style:text-properties fo:language="en" fo:country="US"/>
    </style:style>
    <style:style style:name="P4" style:parent-style-name="Normal" style:family="paragraph">
      <style:paragraph-properties fo:text-indent="0.4916in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background-color="#FFFF00" fo:language="en" fo:country="US"/>
    </style:style>
    <style:style style:name="T7" style:parent-style-name="Policepardéfaut" style:family="text">
      <style:text-properties fo:background-color="#FF0000"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background-color="#FFFF00" fo:language="en" fo:country="US"/>
    </style:style>
    <style:style style:name="T11" style:parent-style-name="Policepardéfaut" style:family="text">
      <style:text-properties fo:background-color="#FF0000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background-color="#00FFFF"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background-color="#00FFFF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background-color="#FFFF00"/>
    </style:style>
    <style:style style:name="T18" style:parent-style-name="Policepardéfaut" style:family="text">
      <style:text-properties fo:background-color="#00FFFF"/>
    </style:style>
    <style:style style:name="T19" style:parent-style-name="Policepardéfaut" style:family="text">
      <style:text-properties fo:background-color="#00FFFF"/>
    </style:style>
    <style:style style:name="T20" style:parent-style-name="Policepardéfaut" style:family="text">
      <style:text-properties fo:color="#000000" fo:background-color="#FF0000" style:text-underline-type="double" style:text-underline-style="solid" style:text-underline-width="auto" style:text-underline-mode="continuous"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background-color="#FFFF00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background-color="#00FFFF"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background-color="#00FFFF"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background-color="#FFFF00"/>
    </style:style>
    <style:style style:name="T29" style:parent-style-name="Policepardéfaut" style:family="text">
      <style:text-properties fo:background-color="#00FFFF"/>
    </style:style>
    <style:style style:name="T30" style:parent-style-name="Policepardéfaut" style:family="text">
      <style:text-properties fo:background-color="#00FFFF"/>
    </style:style>
    <style:style style:name="T31" style:parent-style-name="Policepardéfaut" style:family="text">
      <style:text-properties fo:background-color="#FF0000" style:text-underline-type="single" style:text-underline-style="solid" style:text-underline-width="auto" style:text-underline-mode="continuous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background-color="#FFFF00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background-color="#00FFFF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background-color="#FFFF00"/>
    </style:style>
    <style:style style:name="T38" style:parent-style-name="Policepardéfaut" style:family="text">
      <style:text-properties fo:background-color="#00FFFF"/>
    </style:style>
  </office:automatic-styles>
  <office:body>
    <office:text text:use-soft-page-breaks="true">
      <text:p text:style-name="P1"><text:span text:style-name="T2">Host</text:span><text:span text:style-name="T3">(id, code, name, notes)</text:span></text:p>
      <text:p text:style-name="P4"><text:span text:style-name="T5">Clé primaire :<text:s/></text:span><text:span text:style-name="T6">id</text:span></text:p>
      <text:p text:style-name="Normal"><text:span text:style-name="T7">Customer</text:span><text:span text:style-name="T8">(id, code, name, notes)</text:span></text:p>
      <text:p text:style-name="Normal"><text:span text:style-name="T9">Clé primaire :<text:s/></text:span><text:span text:style-name="T10">id</text:span></text:p>
      <text:p text:style-name="Normal"><text:span text:style-name="T11">Contact</text:span><text:span text:style-name="T12">(id, email, phoneNumber, role,<text:s/></text:span><text:span text:style-name="T13">hostId</text:span><text:span text:style-name="T14">,<text:s/></text:span><text:span text:style-name="T15">customerId</text:span><text:span text:style-name="T16">)</text:span></text:p>
      <text:p text:style-name="Normal">Clé primaire :<text:s/><text:span text:style-name="T17">id</text:span></text:p>
      <text:p text:style-name="Normal">Clé étrangère :<text:s/><text:tab/>-<text:span text:style-name="T18">hostId</text:span><text:s/>en reference à la clé primaire id de la relation Host</text:p>
      <text:p text:style-name="Normal"><text:tab/><text:tab/>-<text:s/><text:span text:style-name="T19">customerId</text:span><text:s/>en reference à la clé primaire de la relation Customer</text:p>
      <text:p text:style-name="Normal"><text:span text:style-name="T20">Project</text:span><text:span text:style-name="T21">(</text:span><text:span text:style-name="T22">id</text:span><text:span text:style-name="T23">, name, code, lastPassFolder, linkMockUps, managedServer, notes,<text:s/></text:span><text:span text:style-name="T24">hostId</text:span><text:span text:style-name="T25">,<text:s/></text:span><text:span text:style-name="T26">customerId</text:span><text:span text:style-name="T27">)</text:span></text:p>
      <text:p text:style-name="Normal">Clé primaire :<text:s/><text:span text:style-name="T28">id</text:span></text:p>
      <text:p text:style-name="Normal">Clé étrangère : <text:s/>-<text:s/><text:span text:style-name="T29">hostId</text:span><text:s/>en reference à la clé primaire id de la relation Host</text:p>
      <text:p text:style-name="Normal"><text:tab/><text:tab/>-<text:s/><text:span text:style-name="T30">customerId</text:span><text:s/>en reference à la clé primaire de la relation Customer</text:p>
      <text:p text:style-name="Normal"/>
      <text:p text:style-name="Normal"><text:span text:style-name="T31">Environment</text:span><text:span text:style-name="T32">(</text:span><text:span text:style-name="T33">id</text:span><text:span text:style-name="T34">, name, link, ipAddresse, sshPort, sshUsename, phpmyadminLink, ipRestriction,<text:s/></text:span><text:span text:style-name="T35">projectId</text:span><text:span text:style-name="T36">)</text:span></text:p>
      <text:p text:style-name="Normal">Clé primaire :<text:s/><text:span text:style-name="T37">id</text:span></text:p>
      <text:p text:style-name="Normal">Clé étrangère : -<text:span text:style-name="T38">projectId</text:span><text:s/>en référence à la clé primaire id de la relation<text:s/>Projec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i Max</meta:initial-creator>
    <dc:creator>Katada MULA-MOHAMAD</dc:creator>
    <meta:creation-date>2022-09-26T13:19:00Z</meta:creation-date>
    <dc:date>2022-09-26T14:04:00Z</dc:date>
    <meta:template xlink:href="Normal.dotm" xlink:type="simple"/>
    <meta:editing-cycles>7</meta:editing-cycles>
    <meta:editing-duration>PT1080S</meta:editing-duration>
    <meta:document-statistic meta:page-count="1" meta:paragraph-count="1" meta:word-count="121" meta:character-count="789" meta:row-count="5" meta:non-whitespace-character-count="669"/>
  </office:meta>
</office:document-meta>
</file>